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GuiPackage.getRepla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GuiPackage.updateCurrent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GuiPackage.getCurrentSub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updateCurrentN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rtGuiPackage.getNodeOf( TestElement user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ReportGui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getTre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removeNode( TestElemen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createTestElement( Class guiClass , Class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GuiPackage.getGuiFromCache( Class guiClass , Class tes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rtGuiPackage.setDirty( boolean di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setMainFrame( ReportMainFrame newMain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getCurrentGu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rtGuiPackage.localeChanged( LocaleChang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rtGuiPackage.addSubTree( HashTree sub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setTreeListener( ReportTreeListener newTre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GuiPackage.getGui( TestElement node , Class guiClass , Class tes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GuiPackage.getCur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setTreeModel( ReportTreeModel newTree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displayPopUp( MouseEvent e , JPopupMenu pop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getGui( TestElement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portGuiPackage.is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get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createTestElement( String obj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portGuiPackage.displayPopUp( Component invoker , MouseEvent e , JPopupMenu pop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GuiPackage.getReportPla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getCur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Package.getInstance( ReportTreeListener listener , ReportTreeModel tree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GuiPackage.setReportPlanFile( String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GuiPackage.getMain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